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32cm" style:rel-width="96%" fo:margin-top="0cm" fo:margin-bottom="0.199cm" table:align="center"/>
    </style:style>
    <style:style style:name="Tabla1.A" style:family="table-column">
      <style:table-column-properties style:column-width="16.32cm" style:rel-column-width="23*"/>
    </style:style>
    <style:style style:name="Tabla1.A1" style:family="table-cell">
      <style:table-cell-properties fo:padding="0.159cm" fo:border-left="none" fo:border-right="none" fo:border-top="0.05pt solid #000000" fo:border-bottom="0.05pt solid #000000"/>
    </style:style>
    <style:style style:name="Tabla2" style:family="table">
      <style:table-properties style:width="16.32cm" style:rel-width="96%" fo:margin-top="0cm" fo:margin-bottom="0.199cm" table:align="center"/>
    </style:style>
    <style:style style:name="Tabla2.A" style:family="table-column">
      <style:table-column-properties style:column-width="16.32cm" style:rel-column-width="23*"/>
    </style:style>
    <style:style style:name="Tabla2.A1" style:family="table-cell">
      <style:table-cell-properties fo:padding="0.159cm" fo:border-left="none" fo:border-right="none" fo:border-top="0.05pt solid #000000" fo:border-bottom="none"/>
    </style:style>
    <style:style style:name="Tabla2.A2" style:family="table-cell">
      <style:table-cell-properties style:vertical-align="top" fo:padding="0.159cm" fo:border="none"/>
    </style:style>
    <style:style style:name="Tabla2.A4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bullet text:level="2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bat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Subtitle"><text:initial-creator>Alvar Maciel</text:initial-creator></text:p>
      <text:p text:style-name="Standard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Standard">Table of Contents</text:p>
          </text:index-title>
          <text:p text:style-name="Standard"><text:a xlink:type="simple" xlink:href="#orgce4aa23" text:style-name="Internet_20_link" text:visited-style-name="Visited_20_Internet_20_Link">1. Pausa Evaluativa 2do Diciembre 2016</text:a></text:p>
          <text:p text:style-name="Standard"><text:a xlink:type="simple" xlink:href="#org5e14345" text:style-name="Internet_20_link" text:visited-style-name="Visited_20_Internet_20_Link">1.1. Propuestas de lectura</text:a></text:p>
          <text:p text:style-name="Standard"><text:a xlink:type="simple" xlink:href="#org2d08f9a" text:style-name="Internet_20_link" text:visited-style-name="Visited_20_Internet_20_Link">1.2. Situaciones de Escritura</text:a></text:p>
          <text:p text:style-name="Standard"><text:a xlink:type="simple" xlink:href="#org09a7aed" text:style-name="Internet_20_link" text:visited-style-name="Visited_20_Internet_20_Link">2. Pausa Evaluativa 1ro Diciembre 216</text:a></text:p>
          <text:p text:style-name="Standard"><text:a xlink:type="simple" xlink:href="#orge32cb19" text:style-name="Internet_20_link" text:visited-style-name="Visited_20_Internet_20_Link">2.1. Propuestas de lectura</text:a></text:p>
          <text:p text:style-name="Standard"><text:a xlink:type="simple" xlink:href="#org312c769" text:style-name="Internet_20_link" text:visited-style-name="Visited_20_Internet_20_Link">2.2. Propuestas de escritura</text:a></text:p>
        </text:index-body>
      </text:table-of-content>
      <text:h text:style-name="Heading_20_1" text:outline-level="1"><text:bookmark text:name="orgce4aa23"/><text:bookmark-start text:name="OrgXref.orgce4aa23"/>Pausa Evaluativa 2do Diciembre 2016 <text:bookmark-end text:name="OrgXref.orgce4aa23"/></text:h>
      <text:h text:style-name="Heading_20_2" text:outline-level="2"><text:bookmark text:name="org5e14345"/><text:bookmark-start text:name="OrgXref.org5e14345"/>Propuestas de lectura <text:bookmark-end text:name="OrgXref.org5e14345"/></text:h>
      <text:list xml:id="list7469084156401650852" text:style-name="L1">
        <text:list-item>
          <text:p text:style-name="P1">Estas son recomendaciones, escritas por otros nenes de 2do, de cuentos que leímos en el aula. Leelas y uní con flechas el título que corresponda </text:p>
          <text:list>
            <text:list-item>
              <text:p text:style-name="P1">Clementina Queridita </text:p>
            </text:list-item>
            <text:list-item>
              <text:p text:style-name="P1">Un gato como cualquiera </text:p>
            </text:list-item>
            <text:list-item>
              <text:p text:style-name="P1">El patito feo </text:p>
            </text:list-item>
            <text:list-item>
              <text:p text:style-name="P1">Reseña intrusa de alguno de Roldán </text:p>
            </text:list-item>
          </text:list>
        </text:list-item>
        <text:list-item>
          <text:p text:style-name="P1">Este es un fragmento del cuento "El patito feo" releélo y respondé la siguiente pregunta: ¿Cómo eran las aves que vió el patito? si querés podés marcarlo en el texto. </text:p>
        </text:list-item>
      </text:list>
      <text:h text:style-name="Heading_20_2" text:outline-level="2"><text:bookmark text:name="org2d08f9a"/><text:bookmark-start text:name="OrgXref.org2d08f9a"/>Situaciones de Escritura <text:bookmark-end text:name="OrgXref.org2d08f9a"/></text:h>
      <text:list xml:id="list185439266963891" text:continue-list="list7469084156401650852" text:style-name="L2">
        <text:list-item>
          <text:p text:style-name="P2">Este texto lo escribió una nena de segundo grado. La maestra le subrayó las palabras que tiene que revisar. Coregí y escribí las palabras abajo correctamente </text:p>
        </text:list-item>
      </text:list>
      <text:section text:style-name="Sect2" text:name="Section1"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Standard">El pero se rretiró sin tocarlo. Luego elpatito llegó a una cabaña donde vivía una anciana con sugato y su gayina. Ella los cería como hijos.</text:p>
            </table:table-cell>
          </table:table-row>
        </table:table>
      </text:section>
      <text:list xml:id="list185438471994611" text:continue-list="list185439266963891" text:style-name="L3">
        <text:list-item>
          <text:p text:style-name="P3">Escribí lo que le ocurió al patito en la casa del campesino que lo salvó de quedarse congelado. </text:p>
        </text:list-item>
      </text:list>
      <text:p text:style-name="Text_20_body">A la mañana siguiente, muy temprano, lo encontró un campesino……… </text:p>
      <text:list xml:id="list185437822899762" text:continue-list="list185438471994611" text:style-name="L4">
        <text:list-item>
          <text:p text:style-name="P4">Escribí los títulos que la maestra te dicta </text:p>
          <text:list>
            <text:list-item>
              <text:p text:style-name="P4">Historia de un amor exagerado </text:p>
            </text:list-item>
            <text:list-item>
              <text:p text:style-name="P4">Julia la de los pelos largos </text:p>
            </text:list-item>
            <text:list-item>
              <text:p text:style-name="P4">Un gato como cualquiera </text:p>
            </text:list-item>
          </text:list>
        </text:list-item>
      </text:list>
      <text:h text:style-name="Heading_20_1" text:outline-level="1"><text:bookmark text:name="org09a7aed"/><text:bookmark-start text:name="OrgXref.org09a7aed"/><text:soft-page-break/>Pausa Evaluativa 1ro Diciembre 216 <text:bookmark-end text:name="OrgXref.org09a7aed"/></text:h>
      <text:h text:style-name="Heading_20_2" text:outline-level="2"><text:bookmark text:name="orge32cb19"/><text:bookmark-start text:name="OrgXref.orge32cb19"/>Propuestas de lectura <text:bookmark-end text:name="OrgXref.orge32cb19"/></text:h>
      <text:list xml:id="list185439274709233" text:continue-list="list185437822899762" text:style-name="L5">
        <text:list-item>
          <text:p text:style-name="P5">Este es una parte del dialogo entre la reina y el espejo. Leélo y marcá quien lo dijo </text:p>
        </text:list-item>
      </text:list>
      <text:section text:style-name="Sect2" text:name="Section2"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Standard">REINA Y SEÑORA TU ERES DE TODAS LA MAS HERMOSA</text:p>
            </table:table-cell>
          </table:table-row>
          <table:table-row>
            <table:table-cell table:style-name="Tabla2.A2" office:value-type="string">
              <text:p text:style-name="Standard">LA REINA MALVADA</text:p>
            </table:table-cell>
          </table:table-row>
          <table:table-row>
            <table:table-cell table:style-name="Tabla2.A2" office:value-type="string">
              <text:p text:style-name="Standard">ESPEJO</text:p>
            </table:table-cell>
          </table:table-row>
          <table:table-row>
            <table:table-cell table:style-name="Tabla2.A4" office:value-type="string">
              <text:p text:style-name="Standard">ENANITO</text:p>
            </table:table-cell>
          </table:table-row>
        </table:table>
      </text:section>
      <text:list xml:id="list185437458211761" text:continue-list="list185439274709233" text:style-name="L6">
        <text:list-item>
          <text:p text:style-name="P6">Este es un fragmento del cuento (llegada a la casa de los enanos) Blancanieves marcá dónde dice pan, etc </text:p>
        </text:list-item>
      </text:list>
      <text:h text:style-name="Heading_20_2" text:outline-level="2"><text:bookmark text:name="org312c769"/><text:bookmark-start text:name="OrgXref.org312c769"/>Propuestas de escritura <text:bookmark-end text:name="OrgXref.org312c769"/></text:h>
      <text:list xml:id="list185439269534652" text:continue-list="list185437458211761" text:style-name="L7">
        <text:list-item>
          <text:p text:style-name="P7">Este es uno de los engaños de la reina a Blancanieves, escribí todo lo que pasó en esta escena </text:p>
        </text:list-item>
        <text:list-item>
          <text:p text:style-name="P7">Escribí las palabras que la maestra te dicta. </text:p>
          <text:list>
            <text:list-item>
              <text:p text:style-name="P7">Bruja </text:p>
            </text:list-item>
            <text:list-item>
              <text:p text:style-name="P7">Verdura </text:p>
            </text:list-item>
            <text:list-item>
              <text:p text:style-name="P7">Manzana </text:p>
            </text:list-item>
            <text:list-item>
              <text:p text:style-name="P7">Enanito </text:p>
            </text:list-item>
            <text:list-item>
              <text:p text:style-name="P7">Pa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bats" svg:font-family="starbats" style:font-charset="x-symbol"/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" fo:font-family="'Open Sans'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Open Sans" fo:font-family="'Open Sans'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Open Sans" fo:font-family="'Open Sans'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Open Sans" fo:font-family="'Open Sans'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Open Sans" fo:font-family="'Open Sans'" style:font-pitch="variable"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 Maciel</meta:initial-creator>
    <dc:date>2016-11-24T18:54:36.950873258</dc:date>
    <meta:creation-date>2016-11-24T18:54:08</meta:creation-date>
    <meta:generator>LibreOffice/5.2.3.1$Linux_X86_64 LibreOffice_project/20m0$Build-1</meta:generator>
    <meta:keyword/>
    <dc:subject/>
    <dc:title/>
    <meta:editing-duration>PT26S</meta:editing-duration>
    <meta:editing-cycles>1</meta:editing-cycles>
    <meta:document-statistic meta:table-count="2" meta:image-count="0" meta:object-count="0" meta:page-count="2" meta:paragraph-count="41" meta:word-count="333" meta:character-count="1831" meta:non-whitespace-character-count="1532"/>
  </office:meta>
</office:document-meta>
</file>